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99ae"/>
    </style:style>
    <style:style style:name="P2" style:family="paragraph" style:parent-style-name="Standard">
      <style:text-properties officeooo:rsid="001f99ae" officeooo:paragraph-rsid="001f99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 test pdf for the pdfbox_text_extraction Ruby gem.</text:p>
      <text:p text:style-name="P2"/>
      <text:p text:style-name="P1">Text at the top of the pag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ext in the middle of the pag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ext at the bottom of the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9:33:55.012818000</meta:creation-date>
    <dc:date>2016-03-18T19:35:25.878243000</dc:date>
    <meta:editing-duration>PT1M31S</meta:editing-duration>
    <meta:editing-cycles>1</meta:editing-cycles>
    <meta:document-statistic meta:table-count="0" meta:image-count="0" meta:object-count="0" meta:page-count="2" meta:paragraph-count="4" meta:word-count="31" meta:character-count="149" meta:non-whitespace-character-count="122"/>
    <meta:generator>LibreOffice/5.0.4.2$MacOSX_X86_64 LibreOffice_project/2b9802c1994aa0b7dc6079e128979269cf95bc78</meta:generator>
  </office:meta>
</office:document-meta>
</file>